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de_20_título-title" style:list-style-name="L1">
      <style:graphic-properties draw:stroke="solid" svg:stroke-width="0cm" svg:stroke-color="#000000" draw:fill="solid" draw:fill-color="#3465a4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color="#e6e905" loext:opacity="100%" fo:font-size="32pt" fo:background-color="#3465a4" style:font-size-asian="32pt" style:font-size-complex="32pt" fo:hyphenate="false"/>
    </style:style>
    <style:style style:name="P2" style:family="paragraph">
      <loext:graphic-properties draw:fill="solid" draw:fill-color="#3465a4"/>
      <style:paragraph-properties fo:margin-top="0cm" fo:margin-bottom="0cm" fo:line-height="100%" fo:text-align="start" style:punctuation-wrap="hanging" style:writing-mode="lr-tb" style:font-independent-line-spacing="true"/>
      <style:text-properties fo:color="#e6e905" loext:opacity="100%" fo:font-size="32pt" fo:background-color="#3465a4" style:font-size-asian="32pt" style:font-size-complex="32pt" fo:hyphenate="false"/>
    </style:style>
    <style:style style:name="P3" style:family="paragraph">
      <style:paragraph-properties fo:margin-left="0.6cm" fo:margin-right="0cm" fo:margin-top="0cm" fo:margin-bottom="0cm" fo:line-height="100%" fo:text-align="start" fo:text-indent="-0.6cm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pt" fo:country="BR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E                    A                   B7              E&#10;Ve" draw:style-name="dp1" draw:master-page-name="Slide_20_de_20_título" presentation:presentation-page-layout-name="AL1T0">
        <draw:frame draw:name="Título 1" presentation:style-name="pr1" draw:text-style-name="P2" draw:layer="layout" svg:width="25.399cm" svg:height="19.049cm" svg:x="0cm" svg:y="0cm" presentation:class="title" presentation:user-transformed="true">
          <draw:text-box>
            <text:p text:style-name="P1"><text:span text:style-name="T1"><text:s/></text:span><text:span text:style-name="T1">Vem espirito santo vem, </text:span><text:span text:style-name="T1">vem iluminar (bis)</text:span><text:span text:style-name="T1"><text:line-break/></text:span><text:span text:style-name="T1"><text:line-break/></text:span><text:span text:style-name="T1">1.Nossos caminhos vem </text:span><text:span text:style-name="T1">iluminar / nossas ideias vem </text:span><text:span text:style-name="T1">iluminar</text:span><text:span text:style-name="T1"><text:line-break/></text:span><text:span text:style-name="T1">nossas angustias vem </text:span><text:span text:style-name="T1">iluminar / <text:s/>as incertezas vem </text:span><text:span text:style-name="T1">iluminar</text:span><text:span text:style-name="T1"><text:line-break/></text:span><text:span text:style-name="T1"><text:line-break/></text:span><text:span text:style-name="T1">2.Toda igreja vem iluminar / </text:span><text:span text:style-name="T1">a nossa vida vem iluminar </text:span><text:span text:style-name="T1"><text:line-break/></text:span><text:span text:style-name="T1">nossa família vem iluminar / </text:span><text:span text:style-name="T1">toda a terra vem ilumin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 text:style-name="P3"><text:span text:style-name="T2"><text:s/></text:span><text:span text:style-name="T3"><text:s/></text:span><text:span text:style-name="T3">E <text:s text:c="19"/>A <text:s text:c="18"/>B7 <text:s text:c="13"/>E</text:span></text:p>
              <text:p text:style-name="P3"><text:span text:style-name="T3">Vem espirito santo vem, vem iluminar (bis)</text:span></text:p>
              <text:p text:style-name="P3"><text:span text:style-name="T3"/></text:p>
              <text:p text:style-name="P3"><text:span text:style-name="T3"><text:s text:c="5"/></text:span><text:span text:style-name="T3">E <text:s text:c="46"/>A <text:s text:c="7"/>B7 <text:s text:c="37"/>E</text:span></text:p>
              <text:p text:style-name="P3"><text:span text:style-name="T3">1.Nossos caminhos vem iluminar / nossas ideias vem iluminar</text:span></text:p>
              <text:p text:style-name="P3"><text:span text:style-name="T3"><text:s text:c="2"/></text:span><text:span text:style-name="T3">E <text:s text:c="45"/>A <text:s text:c="6"/>B7 <text:s text:c="38"/>E</text:span></text:p>
              <text:p text:style-name="P3"><text:span text:style-name="T3">nossas angustias vem iluminar / <text:s/>as incertezas vem iluminar</text:span></text:p>
              <text:p text:style-name="P3"><text:span text:style-name="T3"/></text:p>
              <text:p text:style-name="P3"><text:span text:style-name="T3"><text:s text:c="5"/></text:span><text:span text:style-name="T3">E <text:s text:c="35"/>A <text:s text:c="9"/>B7 <text:s text:c="31"/>E</text:span></text:p>
              <text:p text:style-name="P3"><text:span text:style-name="T3">2.Toda igreja vem iluminar / a nossa vida vem iluminar </text:span></text:p>
              <text:p text:style-name="P3"><text:span text:style-name="T3"><text:s text:c="2"/></text:span><text:span text:style-name="T3">E <text:s text:c="39"/>A <text:s text:c="5"/>B7 <text:s text:c="35"/>E</text:span></text:p>
              <text:p text:style-name="P3"><text:span text:style-name="T3">nossa família vem iluminar / toda a terra vem ilumina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  E                    A                   B7              E Vem espirito santo vem, vem iluminar (bis)       E                                               A        B7                                      E 1.Nossos caminhos vem iluminar / nossas ideias vem iluminar   E                                              A       B7                                       E nossas angustias vem iluminar /  as incertezas vem iluminar       E                                    A          B7                                E 2.Toda igreja vem iluminar / a nossa vida vem iluminar    E                                        A      B7                                    E nossa família vem iluminar / toda a terra vem iluminar</dc:title>
    <meta:initial-creator>Usuário do Windows</meta:initial-creator>
    <meta:editing-cycles>2</meta:editing-cycles>
    <meta:creation-date>2015-03-16T01:21:43</meta:creation-date>
    <dc:date>2024-05-13T12:11:36.832178295</dc:date>
    <meta:editing-duration>PT4M20S</meta:editing-duration>
    <meta:generator>LibreOffice/7.3.7.2$Linux_X86_64 LibreOffice_project/30$Build-2</meta:generator>
    <meta:document-statistic meta:object-count="24"/>
    <meta:user-defined meta:name="AppVersion">14.0000</meta:user-defined>
    <meta:user-defined meta:name="PresentationFormat">Apresentação na tela (4:3)</meta:user-defined>
    <meta:user-defined meta:name="Slides" meta:value-type="float">1</meta:user-defined>
  </office:meta>
</office:document-meta>
</file>